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51681851AED7DB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2e1fb" officeooo:paragraph-rsid="0012e1fb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e1fb" officeooo:paragraph-rsid="0012e1f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e1fb" officeooo:paragraph-rsid="0012e1fb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3.122in, 6.9846in, 1.5937in, 6.984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Conception - Documentation</text:p>
      <text:p text:style-name="P2"/>
      <text:p text:style-name="P4">Transmitter:</text:p>
      <text:p text:style-name="P3"/>
      <text:p text:style-name="P3"><draw:frame draw:style-name="fr1" draw:name="Image 12" text:anchor-type="char" svg:x="2.7492in" svg:y="0.1717in" svg:width="4.4898in" svg:height="4.8638in" draw:z-index="0"><draw:image xlink:href="Pictures/10000000000007800000043851681851AED7DBE4.png" xlink:type="simple" xlink:show="embed" xlink:actuate="onLoad" loext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5:05:17.263582044</meta:creation-date>
    <dc:date>2020-05-15T15:09:42.456935063</dc:date>
    <meta:editing-duration>PT4M2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4" meta:character-count="38" meta:non-whitespace-character-count="36"/>
  </office:meta>
</office:document-meta>
</file>